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AB0000003C10476715.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Myriad Pro" svg:font-family="'Myriad Pro'"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501cm" table:align="margins"/>
    </style:style>
    <style:style style:name="Tabelle1.A" style:family="table-column">
      <style:table-column-properties style:column-width="5.022cm" style:rel-column-width="19944*"/>
    </style:style>
    <style:style style:name="Tabelle1.B" style:family="table-column">
      <style:table-column-properties style:column-width="11.479cm" style:rel-column-width="45591*"/>
    </style:style>
    <style:style style:name="Tabelle1.A1" style:family="table-cell">
      <style:table-cell-properties fo:background-color="#a2c82f" fo:padding="0.097cm" fo:border-left="none" fo:border-right="none" fo:border-top="none" fo:border-bottom="0.05pt solid #ffffff">
        <style:background-image/>
      </style:table-cell-properties>
    </style:style>
    <style:style style:name="Tabelle1.B1" style:family="table-cell">
      <style:table-cell-properties fo:background-color="#d0cece" fo:padding="0.097cm" fo:border-left="0.05pt solid #ffffff" fo:border-right="none" fo:border-top="none" fo:border-bottom="0.05pt solid #ffffff">
        <style:background-image/>
      </style:table-cell-properties>
    </style:style>
    <style:style style:name="Tabelle1.A4" style:family="table-cell">
      <style:table-cell-properties fo:background-color="#a2c82f" fo:padding="0.097cm" fo:border="none">
        <style:background-image/>
      </style:table-cell-properties>
    </style:style>
    <style:style style:name="Tabelle1.B4" style:family="table-cell">
      <style:table-cell-properties fo:background-color="#d0cece" fo:padding="0.097cm" fo:border-left="0.05pt solid #ffffff" fo:border-right="none" fo:border-top="none" fo:border-bottom="none">
        <style:background-image/>
      </style:table-cell-properties>
    </style:style>
    <style:style style:name="Tabelle2" style:family="table">
      <style:table-properties style:width="16.501cm" table:align="left"/>
    </style:style>
    <style:style style:name="Tabelle2.A" style:family="table-column">
      <style:table-column-properties style:column-width="4.237cm"/>
    </style:style>
    <style:style style:name="Tabelle2.B" style:family="table-column">
      <style:table-column-properties style:column-width="4.15cm"/>
    </style:style>
    <style:style style:name="Tabelle2.C" style:family="table-column">
      <style:table-column-properties style:column-width="4.053cm"/>
    </style:style>
    <style:style style:name="Tabelle2.D" style:family="table-column">
      <style:table-column-properties style:column-width="4.06cm"/>
    </style:style>
    <style:style style:name="Tabelle2.A1" style:family="table-cell">
      <style:table-cell-properties fo:padding="0.049cm" fo:border="1pt solid #000000"/>
    </style:style>
    <style:style style:name="Tabelle2.B1" style:family="table-cell">
      <style:table-cell-properties fo:padding-left="0cm" fo:padding-right="0.049cm" fo:padding-top="0.049cm" fo:padding-bottom="0.049cm" fo:border-left="none" fo:border-right="1pt solid #000000" fo:border-top="1pt solid #000000" fo:border-bottom="1pt solid #000000"/>
    </style:style>
    <style:style style:name="Tabelle2.A2" style:family="table-cell">
      <style:table-cell-properties fo:padding-left="0.049cm" fo:padding-right="0.049cm" fo:padding-top="0cm" fo:padding-bottom="0.049cm" fo:border-left="1pt solid #000000" fo:border-right="1pt solid #000000" fo:border-top="none" fo:border-bottom="1pt solid #000000"/>
    </style:style>
    <style:style style:name="Tabelle2.B2" style:family="table-cell">
      <style:table-cell-properties fo:padding-left="0cm" fo:padding-right="0.049cm" fo:padding-top="0cm" fo:padding-bottom="0.049cm" fo:border-left="none" fo:border-right="1pt solid #000000" fo:border-top="none" fo:border-bottom="1pt solid #000000"/>
    </style:style>
    <style:style style:name="Tabelle3" style:family="table">
      <style:table-properties style:width="16.501cm" table:align="left"/>
    </style:style>
    <style:style style:name="Tabelle3.A" style:family="table-column">
      <style:table-column-properties style:column-width="4.119cm"/>
    </style:style>
    <style:style style:name="Tabelle3.B" style:family="table-column">
      <style:table-column-properties style:column-width="4.193cm"/>
    </style:style>
    <style:style style:name="Tabelle3.C" style:family="table-column">
      <style:table-column-properties style:column-width="4.089cm"/>
    </style:style>
    <style:style style:name="Tabelle3.D" style:family="table-column">
      <style:table-column-properties style:column-width="4.101cm"/>
    </style:style>
    <style:style style:name="Tabelle3.A1" style:family="table-cell">
      <style:table-cell-properties fo:padding="0.049cm" fo:border="1pt solid #000000"/>
    </style:style>
    <style:style style:name="Tabelle3.B1" style:family="table-cell">
      <style:table-cell-properties fo:padding-left="0cm" fo:padding-right="0.049cm" fo:padding-top="0.049cm" fo:padding-bottom="0.049cm" fo:border-left="none" fo:border-right="1pt solid #000000" fo:border-top="1pt solid #000000" fo:border-bottom="1pt solid #000000"/>
    </style:style>
    <style:style style:name="Tabelle3.A2" style:family="table-cell">
      <style:table-cell-properties fo:padding-left="0.049cm" fo:padding-right="0.049cm" fo:padding-top="0cm" fo:padding-bottom="0.049cm" fo:border-left="1pt solid #000000" fo:border-right="1pt solid #000000" fo:border-top="none" fo:border-bottom="1pt solid #000000"/>
    </style:style>
    <style:style style:name="Tabelle3.B2" style:family="table-cell">
      <style:table-cell-properties fo:padding-left="0cm" fo:padding-right="0.049cm" fo:padding-top="0cm" fo:padding-bottom="0.049cm" fo:border-left="none" fo:border-right="1pt solid #000000" fo:border-top="none" fo:border-bottom="1pt solid #000000"/>
    </style:style>
    <style:style style:name="P1" style:family="paragraph" style:parent-style-name="Footer">
      <style:text-properties fo:font-weight="normal" style:font-weight-asian="normal" style:font-weight-complex="normal"/>
    </style:style>
    <style:style style:name="P2" style:family="paragraph" style:parent-style-name="Footer">
      <style:text-properties fo:font-weight="bold" style:font-weight-asian="bold" style:font-weight-complex="bold"/>
    </style:style>
    <style:style style:name="P3" style:family="paragraph" style:parent-style-name="Footer">
      <style:text-properties fo:color="#a2c82f" fo:font-size="11pt" style:font-size-asian="11pt" style:font-size-complex="11pt"/>
    </style:style>
    <style:style style:name="P4" style:family="paragraph" style:parent-style-name="Table_20_Contents">
      <style:paragraph-properties fo:margin-top="0.071cm" fo:margin-bottom="0.071cm" style:contextual-spacing="false"/>
      <style:text-properties fo:font-style="italic" officeooo:rsid="0017634c" officeooo:paragraph-rsid="0017634c" style:font-style-asian="italic" style:font-style-complex="italic"/>
    </style:style>
    <style:style style:name="P5" style:family="paragraph" style:parent-style-name="Table_20_Contents">
      <style:paragraph-properties fo:margin-top="0.071cm" fo:margin-bottom="0.071cm" style:contextual-spacing="false"/>
      <style:text-properties fo:font-style="italic" officeooo:rsid="001e30db" officeooo:paragraph-rsid="001e30db" style:font-style-asian="italic" style:font-style-complex="italic"/>
    </style:style>
    <style:style style:name="P6" style:family="paragraph" style:parent-style-name="Table_20_Contents">
      <style:paragraph-properties fo:margin-top="0.071cm" fo:margin-bottom="0.071cm" style:contextual-spacing="false"/>
      <style:text-properties officeooo:rsid="0017634c" officeooo:paragraph-rsid="0017634c"/>
    </style:style>
    <style:style style:name="P7" style:family="paragraph" style:parent-style-name="Table_20_Contents">
      <style:paragraph-properties fo:margin-top="0.071cm" fo:margin-bottom="0.071cm" style:contextual-spacing="false"/>
      <style:text-properties officeooo:rsid="001e30db" officeooo:paragraph-rsid="001e30db"/>
    </style:style>
    <style:style style:name="P8" style:family="paragraph" style:parent-style-name="Text_20_body">
      <style:text-properties officeooo:rsid="0017634c" officeooo:paragraph-rsid="0017634c"/>
    </style:style>
    <style:style style:name="P9" style:family="paragraph" style:parent-style-name="Text_20_body">
      <style:text-properties fo:language="none" fo:country="none" style:text-underline-style="none" officeooo:rsid="001e30db"/>
    </style:style>
    <style:style style:name="P10" style:family="paragraph" style:parent-style-name="Text_20_body">
      <style:text-properties fo:language="none" fo:country="none" style:text-underline-style="none" officeooo:rsid="001e30db" officeooo:paragraph-rsid="001fbd1a"/>
    </style:style>
    <style:style style:name="P11" style:family="paragraph" style:parent-style-name="Text_20_body">
      <style:text-properties fo:language="none" fo:country="none" style:text-underline-style="none" officeooo:rsid="001e30db" officeooo:paragraph-rsid="001e30db"/>
    </style:style>
    <style:style style:name="P12" style:family="paragraph" style:parent-style-name="Text_20_body">
      <style:text-properties fo:language="none" fo:country="none" style:text-underline-style="solid" style:text-underline-width="auto" style:text-underline-color="font-color" officeooo:rsid="001e30db" officeooo:paragraph-rsid="001fbd1a"/>
    </style:style>
    <style:style style:name="P13" style:family="paragraph" style:parent-style-name="Text_20_body">
      <style:text-properties fo:language="none" fo:country="none" officeooo:rsid="001fbd1a"/>
    </style:style>
    <style:style style:name="P14" style:family="paragraph" style:parent-style-name="Text_20_body">
      <style:text-properties fo:language="none" fo:country="none" officeooo:rsid="001fbd1a" officeooo:paragraph-rsid="001fbd1a"/>
    </style:style>
    <style:style style:name="P15" style:family="paragraph" style:parent-style-name="Text_20_body">
      <style:text-properties fo:language="none" fo:country="none" officeooo:rsid="002508d6" officeooo:paragraph-rsid="002508d6"/>
    </style:style>
    <style:style style:name="P16" style:family="paragraph" style:parent-style-name="Text_20_body">
      <style:text-properties style:text-underline-style="none" officeooo:paragraph-rsid="001e30db"/>
    </style:style>
    <style:style style:name="P17" style:family="paragraph" style:parent-style-name="Text_20_body">
      <style:text-properties officeooo:rsid="001fbd1a" officeooo:paragraph-rsid="001fbd1a"/>
    </style:style>
    <style:style style:name="P18" style:family="paragraph" style:parent-style-name="Text_20_body">
      <style:text-properties officeooo:paragraph-rsid="001fbd1a"/>
    </style:style>
    <style:style style:name="P19" style:family="paragraph" style:parent-style-name="Text_20_body">
      <style:text-properties officeooo:rsid="002508d6" officeooo:paragraph-rsid="002508d6"/>
    </style:style>
    <style:style style:name="P20" style:family="paragraph" style:parent-style-name="Text_20_body">
      <style:text-properties officeooo:rsid="002508d6" officeooo:paragraph-rsid="0028914e"/>
    </style:style>
    <style:style style:name="P21" style:family="paragraph" style:parent-style-name="Text_20_body">
      <style:text-properties officeooo:paragraph-rsid="002508d6"/>
    </style:style>
    <style:style style:name="P22" style:family="paragraph" style:parent-style-name="Text_20_body">
      <style:text-properties fo:color="#000000" officeooo:rsid="0025bca7" officeooo:paragraph-rsid="0025bca7" fo:background-color="transparent"/>
    </style:style>
    <style:style style:name="P23" style:family="paragraph" style:parent-style-name="Text_20_body">
      <style:text-properties fo:color="#000000" officeooo:rsid="0023317c" officeooo:paragraph-rsid="0023317c"/>
    </style:style>
    <style:style style:name="P24" style:family="paragraph" style:parent-style-name="Text_20_body">
      <style:text-properties officeooo:paragraph-rsid="0025bca7"/>
    </style:style>
    <style:style style:name="P25" style:family="paragraph" style:parent-style-name="Subtitle">
      <style:text-properties officeooo:rsid="0017634c" officeooo:paragraph-rsid="001e30db"/>
    </style:style>
    <style:style style:name="P26" style:family="paragraph" style:parent-style-name="Contents_20_Heading">
      <style:paragraph-properties fo:break-before="page"/>
    </style:style>
    <style:style style:name="P27" style:family="paragraph" style:parent-style-name="Table_20_Contents">
      <style:paragraph-properties fo:margin-top="0cm" fo:margin-bottom="0.499cm" style:contextual-spacing="false"/>
    </style:style>
    <style:style style:name="P28" style:family="paragraph" style:parent-style-name="Table_20_Contents">
      <style:paragraph-properties fo:margin-top="0cm" fo:margin-bottom="0.499cm" style:contextual-spacing="false"/>
      <style:text-properties fo:font-weight="bold"/>
    </style:style>
    <style:style style:name="P29" style:family="paragraph" style:parent-style-name="Table_20_Contents">
      <style:paragraph-properties fo:margin-top="0cm" fo:margin-bottom="0.499cm" style:contextual-spacing="false"/>
      <style:text-properties fo:language="none" fo:country="none"/>
    </style:style>
    <style:style style:name="P30" style:family="paragraph" style:parent-style-name="Table_20_Contents">
      <style:paragraph-properties fo:margin-top="0cm" fo:margin-bottom="0.499cm" style:contextual-spacing="false"/>
      <style:text-properties fo:language="none" fo:country="none" fo:font-weight="bold"/>
    </style:style>
    <style:style style:name="P31" style:family="paragraph" style:parent-style-name="Table_20_Contents">
      <style:paragraph-properties fo:margin-top="0cm" fo:margin-bottom="0.499cm" style:contextual-spacing="false"/>
      <style:text-properties officeooo:paragraph-rsid="0023317c"/>
    </style:style>
    <style:style style:name="P32" style:family="paragraph" style:parent-style-name="Table_20_Contents">
      <style:paragraph-properties fo:margin-top="0cm" fo:margin-bottom="0.499cm" style:contextual-spacing="false"/>
      <style:text-properties officeooo:rsid="0023317c" officeooo:paragraph-rsid="0023317c"/>
    </style:style>
    <style:style style:name="P33" style:family="paragraph" style:parent-style-name="Table_20_Contents">
      <style:paragraph-properties fo:margin-top="0cm" fo:margin-bottom="0.499cm" style:contextual-spacing="false"/>
      <style:text-properties officeooo:rsid="0023dd8c" officeooo:paragraph-rsid="0023dd8c"/>
    </style:style>
    <style:style style:name="P34" style:family="paragraph" style:parent-style-name="Table_20_Contents">
      <style:paragraph-properties fo:margin-top="0cm" fo:margin-bottom="0.499cm" style:contextual-spacing="false"/>
      <style:text-properties officeooo:rsid="0024fc5c" officeooo:paragraph-rsid="0024fc5c"/>
    </style:style>
    <style:style style:name="P35" style:family="paragraph" style:parent-style-name="Contents_20_1">
      <style:paragraph-properties>
        <style:tab-stops>
          <style:tab-stop style:position="16.501cm" style:type="right" style:leader-style="dotted" style:leader-text="."/>
        </style:tab-stops>
      </style:paragraph-properties>
    </style:style>
    <style:style style:name="P36" style:family="paragraph" style:parent-style-name="Contents_20_2">
      <style:paragraph-properties>
        <style:tab-stops>
          <style:tab-stop style:position="16.002cm" style:type="right" style:leader-style="dotted" style:leader-text="."/>
        </style:tab-stops>
      </style:paragraph-properties>
    </style:style>
    <style:style style:name="P37" style:family="paragraph" style:parent-style-name="Contents_20_3">
      <style:paragraph-properties>
        <style:tab-stops>
          <style:tab-stop style:position="15.503cm" style:type="right" style:leader-style="dotted" style:leader-text="."/>
        </style:tab-stops>
      </style:paragraph-properties>
    </style:style>
    <style:style style:name="P38" style:family="paragraph" style:parent-style-name="Title">
      <style:text-properties officeooo:rsid="001e30db" officeooo:paragraph-rsid="001e30db"/>
    </style:style>
    <style:style style:name="P39" style:family="paragraph" style:parent-style-name="Text_20_body">
      <style:text-properties fo:language="none" fo:country="none" officeooo:rsid="002756b4" officeooo:paragraph-rsid="002756b4"/>
    </style:style>
    <style:style style:name="P40" style:family="paragraph" style:parent-style-name="Text_20_body">
      <style:text-properties officeooo:paragraph-rsid="002b9ac8"/>
    </style:style>
    <style:style style:name="P41" style:family="paragraph" style:parent-style-name="Text_20_body" style:master-page-name="Endnote">
      <style:paragraph-properties style:page-number="auto"/>
    </style:style>
    <style:style style:name="P42" style:family="paragraph" style:parent-style-name="Heading_20_1">
      <style:text-properties style:text-underline-style="none"/>
    </style:style>
    <style:style style:name="P43" style:family="paragraph" style:parent-style-name="Heading_20_1">
      <style:text-properties fo:language="none" fo:country="none" officeooo:rsid="001e30db"/>
    </style:style>
    <style:style style:name="P44" style:family="paragraph" style:parent-style-name="Heading_20_1">
      <style:text-properties fo:language="none" fo:country="none" officeooo:rsid="001fbd1a"/>
    </style:style>
    <style:style style:name="P45" style:family="paragraph" style:parent-style-name="Heading_20_1">
      <style:paragraph-properties fo:break-before="page"/>
      <style:text-properties officeooo:rsid="0017634c"/>
    </style:style>
    <style:style style:name="P46" style:family="paragraph" style:parent-style-name="Heading_20_2">
      <style:text-properties fo:language="none" fo:country="none" officeooo:rsid="001e30db"/>
    </style:style>
    <style:style style:name="P47" style:family="paragraph" style:parent-style-name="Heading_20_2" style:list-style-name="">
      <style:paragraph-properties fo:text-align="justify" style:justify-single-word="false"/>
      <style:text-properties fo:language="none" fo:country="none" officeooo:rsid="001e30db" officeooo:paragraph-rsid="001e30db"/>
    </style:style>
    <style:style style:name="P48" style:family="paragraph" style:parent-style-name="Heading_20_2">
      <style:text-properties fo:language="none" fo:country="none" officeooo:rsid="001fbd1a"/>
    </style:style>
    <style:style style:name="P49" style:family="paragraph" style:parent-style-name="Heading_20_2">
      <style:paragraph-properties fo:break-before="page"/>
      <style:text-properties fo:language="none" fo:country="none" officeooo:rsid="001e30db" officeooo:paragraph-rsid="001e30db"/>
    </style:style>
    <style:style style:name="P50" style:family="paragraph" style:parent-style-name="Heading_20_3">
      <style:text-properties style:text-underline-style="none"/>
    </style:style>
    <style:style style:name="P51" style:family="paragraph" style:parent-style-name="Heading_20_3">
      <style:text-properties style:text-underline-style="none" officeooo:paragraph-rsid="002756b4"/>
    </style:style>
    <style:style style:name="P52" style:family="paragraph" style:parent-style-name="Heading_20_3">
      <style:text-properties fo:language="none" fo:country="none" officeooo:rsid="001fbd1a" fo:background-color="transparent"/>
    </style:style>
    <style:style style:name="P53" style:family="paragraph" style:parent-style-name="Heading_20_3">
      <style:text-properties fo:language="none" fo:country="none" officeooo:rsid="001fbd1a" officeooo:paragraph-rsid="0025bca7" fo:background-color="transparent"/>
    </style:style>
    <style:style style:name="P54" style:family="paragraph">
      <style:paragraph-properties fo:text-align="center"/>
    </style:style>
    <style:style style:name="T1" style:family="text">
      <style:text-properties officeooo:rsid="001e30db"/>
    </style:style>
    <style:style style:name="T2" style:family="text">
      <style:text-properties fo:language="none" fo:country="none"/>
    </style:style>
    <style:style style:name="T3" style:family="text">
      <style:text-properties fo:language="none" fo:country="none" officeooo:rsid="001e30db"/>
    </style:style>
    <style:style style:name="T4" style:family="text">
      <style:text-properties fo:language="none" fo:country="none" officeooo:rsid="001fbd1a"/>
    </style:style>
    <style:style style:name="T5" style:family="text">
      <style:text-properties fo:language="none" fo:country="none" officeooo:rsid="002756b4"/>
    </style:style>
    <style:style style:name="T6" style:family="text">
      <style:text-properties fo:language="none" fo:country="none" officeooo:rsid="0028914e"/>
    </style:style>
    <style:style style:name="T7" style:family="text">
      <style:text-properties officeooo:rsid="001fbd1a"/>
    </style:style>
    <style:style style:name="T8" style:family="text">
      <style:text-properties officeooo:rsid="00213912"/>
    </style:style>
    <style:style style:name="T9" style:family="text">
      <style:text-properties style:font-name="Arial" officeooo:rsid="00213912"/>
    </style:style>
    <style:style style:name="T10" style:family="text">
      <style:text-properties officeooo:rsid="0023317c"/>
    </style:style>
    <style:style style:name="T11" style:family="text">
      <style:text-properties officeooo:rsid="0025bca7"/>
    </style:style>
    <style:style style:name="T12" style:family="text">
      <style:text-properties officeooo:rsid="002756b4"/>
    </style:style>
    <style:style style:name="T13" style:family="text">
      <style:text-properties fo:color="#000000" officeooo:rsid="001fbd1a"/>
    </style:style>
    <style:style style:name="T14" style:family="text">
      <style:text-properties fo:color="#000000" fo:background-color="transparent"/>
    </style:style>
    <style:style style:name="T15" style:family="text">
      <style:text-properties fo:color="#000000" officeooo:rsid="001fbd1a" fo:background-color="transparent"/>
    </style:style>
    <style:style style:name="T16" style:family="text">
      <style:text-properties fo:color="#000000" officeooo:rsid="001fbd1a" fo:background-color="transparent" loext:char-shading-value="0"/>
    </style:style>
    <style:style style:name="T17" style:family="text">
      <style:text-properties fo:color="#000000" officeooo:rsid="0023317c" fo:background-color="transparent" loext:char-shading-value="0"/>
    </style:style>
    <style:style style:name="T18" style:family="text">
      <style:text-properties officeooo:rsid="0028914e"/>
    </style:style>
    <style:style style:name="T19" style:family="text">
      <style:text-properties officeooo:rsid="002b9ac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color="#a2c82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Lecture2go Player-Machbarkeitsstudie </text:p>
      <text:p text:style-name="P25"><text:span text:style-name="T1">Auswertung der </text:span><text:span text:style-name="T9">Lecture2go</text:span><text:span text:style-name="T8"> Demo-Player Integration</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elle1" table:style-name="Tabelle1">
        <table:table-column table:style-name="Tabelle1.A"/>
        <table:table-column table:style-name="Tabelle1.B"/>
        <table:table-row>
          <table:table-cell table:style-name="Tabelle1.A1" office:value-type="string">
            <text:p text:style-name="P6">Auftraggeber</text:p>
          </table:table-cell>
          <table:table-cell table:style-name="Tabelle1.B1" office:value-type="string">
            <text:p text:style-name="P7">Universität Hamburg</text:p>
          </table:table-cell>
        </table:table-row>
        <table:table-row>
          <table:table-cell table:style-name="Tabelle1.A1" office:value-type="string">
            <text:p text:style-name="P4">Ansprechpartner</text:p>
          </table:table-cell>
          <table:table-cell table:style-name="Tabelle1.B1" office:value-type="string">
            <text:p text:style-name="P5">Iavor Sturm</text:p>
          </table:table-cell>
        </table:table-row>
        <table:table-row>
          <table:table-cell table:style-name="Tabelle1.A1" office:value-type="string">
            <text:p text:style-name="P6">Auftragnehmer</text:p>
          </table:table-cell>
          <table:table-cell table:style-name="Tabelle1.B1" office:value-type="string">
            <text:p text:style-name="P6">Silpion IT-Solutions GmbH</text:p>
            <text:p text:style-name="P6">Brandshofer Deich 48</text:p>
            <text:p text:style-name="P6">20539 Hamburg</text:p>
          </table:table-cell>
        </table:table-row>
        <table:table-row>
          <table:table-cell table:style-name="Tabelle1.A4" office:value-type="string">
            <text:p text:style-name="P4">Ansprechpartner</text:p>
          </table:table-cell>
          <table:table-cell table:style-name="Tabelle1.B4" office:value-type="string">
            <text:p text:style-name="P5">Eike Salow</text:p>
          </table:table-cell>
        </table:table-row>
      </table:table>
      <text:p text:style-name="P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P26">Inhaltsverzeichnis</text:p>
          </text:index-title>
          <text:p text:style-name="P35"><text:a xlink:type="simple" xlink:href="#__RefHeading__474_1991738527" text:style-name="Index_20_Link" text:visited-style-name="Index_20_Link">1 Einleitung<text:tab/>3</text:a></text:p>
          <text:p text:style-name="P35"><text:a xlink:type="simple" xlink:href="#__RefHeading__476_1991738527" text:style-name="Index_20_Link" text:visited-style-name="Index_20_Link">2 Ergebnisse<text:tab/>3</text:a></text:p>
          <text:p text:style-name="P36"><text:a xlink:type="simple" xlink:href="#__RefHeading__478_1991738527" text:style-name="Index_20_Link" text:visited-style-name="Index_20_Link">2.1 <text:s/>Video JS Player<text:tab/>3</text:a></text:p>
          <text:p text:style-name="P36"><text:a xlink:type="simple" xlink:href="#__RefHeading__480_1991738527" text:style-name="Index_20_Link" text:visited-style-name="Index_20_Link">2.2 Medialements Player<text:tab/>3</text:a></text:p>
          <text:p text:style-name="P36"><text:a xlink:type="simple" xlink:href="#__RefHeading__482_1991738527" text:style-name="Index_20_Link" text:visited-style-name="Index_20_Link">2.3 JW Player<text:tab/>3</text:a></text:p>
          <text:p text:style-name="P36"><text:a xlink:type="simple" xlink:href="#__RefHeading__484_1991738527" text:style-name="Index_20_Link" text:visited-style-name="Index_20_Link">2.4 Browserkompatibilität<text:tab/>4</text:a></text:p>
          <text:p text:style-name="P37"><text:a xlink:type="simple" xlink:href="#__RefHeading__486_1991738527" text:style-name="Index_20_Link" text:visited-style-name="Index_20_Link">2.4.1 Ergebnis für alte Desktop Browser (IE7/8):<text:tab/>4</text:a></text:p>
          <text:p text:style-name="P37"><text:a xlink:type="simple" xlink:href="#__RefHeading__488_1991738527" text:style-name="Index_20_Link" text:visited-style-name="Index_20_Link">2.4.2 Ergebnis für neuere Desktop Browser (I9+):<text:tab/>4</text:a></text:p>
          <text:p text:style-name="P36"><text:a xlink:type="simple" xlink:href="#__RefHeading__490_1991738527" text:style-name="Index_20_Link" text:visited-style-name="Index_20_Link">2.5 Android <text:s/>und iOS<text:tab/>4</text:a></text:p>
          <text:p text:style-name="P36"><text:a xlink:type="simple" xlink:href="#__RefHeading__492_1991738527" text:style-name="Index_20_Link" text:visited-style-name="Index_20_Link">2.6 Ergebnismatrizen<text:tab/>4</text:a></text:p>
          <text:p text:style-name="P37"><text:a xlink:type="simple" xlink:href="#__RefHeading__494_1991738527" text:style-name="Index_20_Link" text:visited-style-name="Index_20_Link">2.6.1 Feature-Matrix<text:tab/>4</text:a></text:p>
          <text:p text:style-name="P37"><text:a xlink:type="simple" xlink:href="#__RefHeading__496_1991738527" text:style-name="Index_20_Link" text:visited-style-name="Index_20_Link">2.6.2 Browser-Matrix<text:tab/>5</text:a></text:p>
          <text:p text:style-name="P35"><text:a xlink:type="simple" xlink:href="#__RefHeading__498_1991738527" text:style-name="Index_20_Link" text:visited-style-name="Index_20_Link">3 Fazit und Empfehlung<text:tab/>5</text:a></text:p>
        </text:index-body>
      </text:table-of-content>
      <text:p text:style-name="P8"/>
      <text:h text:style-name="P45" text:outline-level="1" text:is-list-header="true"/>
      <text:h text:style-name="P42" text:outline-level="1"><text:bookmark-start text:name="__RefHeading__474_1991738527"/>Einleitung<text:bookmark-end text:name="__RefHeading__474_1991738527"/></text:h>
      <text:p text:style-name="P16">Verglichen wurden <text:span text:style-name="T1">drei </text:span>HTML5 Videoplayer Implementationen, <text:span text:style-name="T1">der </text:span><text:span text:style-name="T2">Video.js</text:span><text:span text:style-name="T3">, der </text:span><text:span text:style-name="T2">JW Player </text:span><text:span text:style-name="T3">und der </text:span><text:span text:style-name="T2">Mediaelement.js</text:span><text:span text:style-name="T3">-Player. Diese Player wurden untersucht mit dem Hinblick darauf, ob die Player den bestehenden „Strobe Media “ </text:span><text:span text:style-name="T6">in ihrem Funktionsumfang ablösen können</text:span></text:p>
      <text:p text:style-name="P9"/>
      <text:p text:style-name="P10">Die allgemeinen Anforderungen lassen sich in folgende Auflistung zusammenfassen. </text:p>
      <text:p text:style-name="P12">Anforderungen</text:p>
      <text:p text:style-name="Text_20_body">-<text:span text:style-name="T1">Video Playback in verschiedenster Formate.</text:span></text:p>
      <text:p text:style-name="P40">-HTML5- Fallback für nicht <text:span text:style-name="T19">flashfähige </text:span>Browser</text:p>
      <text:p text:style-name="Text_20_body">-Ein „Featureset“ mit dem man <text:span text:style-name="T1">eine </text:span>Kapitelfunktion <text:span text:style-name="T1">und Zitatfunktion </text:span>implementieren kann</text:p>
      <text:p text:style-name="Text_20_body">-<text:span text:style-name="T1">Die </text:span>Möglichkeit Teilausschnitte des Videos zu definieren und zu teilen <text:span text:style-name="T1">z. B. </text:span>via Link</text:p>
      <text:p text:style-name="P11"/>
      <text:p text:style-name="P11"/>
      <text:h text:style-name="P43" text:outline-level="1"><text:bookmark-start text:name="__RefHeading__476_1991738527"/>Ergebnisse<text:bookmark-end text:name="__RefHeading__476_1991738527"/></text:h>
      <text:p text:style-name="P18"><text:span text:style-name="T4">Dieser Abschnitt dokumentiert den Stand der Ergebnisse. Die Ergebnisse sind </text:span><text:span text:style-name="T6">aus der Datei </text:span><text:span text:style-name="T5">videotest.zip </text:span><text:span text:style-name="T4">zu entnehmen. </text:span><text:span text:style-name="T6">Nach dem Entpacken der Zip-Datei und Ablage z.B. in einem Webserver können folgende Dateien über den Browser angesteuert werden.</text:span></text:p>
      <text:p text:style-name="P19"><text:span text:style-name="T4">D</text:span><text:span text:style-name="T2">ie „index.html“ stellt den Video.js</text:span><text:span text:style-name="T6">-Implementationsstand </text:span><text:span text:style-name="T2"><text:s/>dar.</text:span></text:p>
      <text:p text:style-name="P20"><text:span text:style-name="T4">D</text:span><text:span text:style-name="T2">ie „index.html2“ stellt den Mediaelement.js</text:span><text:span text:style-name="T6">- Implementationsstand</text:span><text:span text:style-name="T2"> dar.</text:span></text:p>
      <text:p text:style-name="P20"><text:span text:style-name="T4">D</text:span><text:span text:style-name="T2">ie „index.html3“ stellt den JW Player</text:span><text:span text:style-name="T6">- Implementationsstand</text:span><text:span text:style-name="T2"> dar.</text:span></text:p>
      <text:p text:style-name="P19"><text:span text:style-name="T4">D</text:span><text:span text:style-name="T2">ie „index4.html“ setzt auch den JW Player ein, hat aber zusätzlich alle geforderten Funktionen (Zitat teilen, Kapitel etc.) und nutzt geforderten Streaming Technologien.</text:span></text:p>
      <text:p text:style-name="P15">Dazu muss man sich jedoch lokal ein<text:span text:style-name="T18">en</text:span> Wowza Server aufsetzen.</text:p>
      <text:p text:style-name="P21"/>
      <text:h text:style-name="P47" text:outline-level="2"/>
      <text:h text:style-name="P49" text:outline-level="2"><text:bookmark-start text:name="__RefHeading__478_1991738527"/><text:s/>Video JS Player<text:bookmark-end text:name="__RefHeading__478_1991738527"/></text:h>
      <text:p text:style-name="P15">Der VideoJS Player ist Lizenzfrei. Sein Flash<text:span text:style-name="T19">player</text:span> läuft auch ohne aktiven Javascript <text:span text:style-name="T11">(der HTML5 Player jedoch nicht)</text:span>. Jedoch kann dieser nicht von Haus aus HLS. Man kann es über ein Plugin aber zum laufen bekommen.</text:p>
      <text:h text:style-name="Heading_20_2" text:outline-level="2"><text:bookmark-start text:name="__RefHeading__480_1991738527"/>Medialements Player<text:bookmark-end text:name="__RefHeading__480_1991738527"/></text:h>
      <text:p text:style-name="P15">Mediaelement.js orientiert sich an HTML5 Standards. Es wird also ein ganz normales Video-Tag genutzt. Auch dieser ist Lizenzfrei und funktioniert auch mit deaktivierten Javascript <text:span text:style-name="T11">zumindest im HTML5 Modus.</text:span></text:p>
      <text:h text:style-name="P46" text:outline-level="2"><text:bookmark-start text:name="__RefHeading__482_1991738527"/>JW Player<text:bookmark-end text:name="__RefHeading__482_1991738527"/></text:h>
      <text:p text:style-name="P22">Der JW Player macht rein von den Funktionsumfang den besten Eindruck. Eigene Skins erstellen ist auch sehr einfach über XML möglich. Er erfüllt komplett die Anforderungen. Jedoch wird dieser ohne aktiven Javascript nicht mal geladen. Das sollte aber keine Rolle spielen, da Zitat- und Kapitelfunktionen eh Javascript voraus setzen.</text:p>
      <text:h text:style-name="P46" text:outline-level="2"><text:bookmark-start text:name="__RefHeading__484_1991738527"/>Browserkompatibilität<text:bookmark-end text:name="__RefHeading__484_1991738527"/></text:h>
      <text:p text:style-name="P39">Diese Abschnitt geht auf die Browser aller Player ein.</text:p>
      <text:h text:style-name="P51" text:outline-level="3"><text:bookmark-start text:name="__RefHeading__486_1991738527"/><text:span text:style-name="T3">Ergebnis für alte Desktop Browser (IE7/8)</text:span><text:span text:style-name="T3">:</text:span><text:bookmark-end text:name="__RefHeading__486_1991738527"/></text:h>
      <text:p text:style-name="Text_20_body">Jeder Player hat <text:span text:style-name="T19">stellt Funktionalität via Flash bereit</text:span>. <text:s/>Die funktionieren jedoch alle samt nur wenn Javascript und Flash aktiviert sind <text:span text:style-name="T19">( Ausnahme <text:s/>Video JS – da ist nur Flash notwendig)</text:span>. Trotz Flashimplementation lassen sich alle 3 Player anpassen/umstylen.</text:p>
      <text:h text:style-name="P50" text:outline-level="3"><text:bookmark-start text:name="__RefHeading__488_1991738527"/>Ergebnis für neuere Desktop Browser (I9+):<text:bookmark-end text:name="__RefHeading__488_1991738527"/></text:h>
      <text:p text:style-name="Text_20_body">Auf neueren Browsern geht das HTML5 Playback sogar ohne Javascript, jedoch die Kapitel- und Zitatfunktionalitäten nur wenn Javascript aktiviert ist. <text:s/>Einzige Ausnahme ist hier der JW Player, der zwingend Javascript braucht, ansonsten bleibt das Layout an der Stelle komplett leer. Bei den anderen beiden Playern <text:s/>klappt das umstylen das der Steuerungselemente ohne Javascript nicht.</text:p>
      <text:p text:style-name="Text_20_body"/>
      <text:p text:style-name="P41"/>
      <text:h text:style-name="Heading_20_2" text:outline-level="2"><text:bookmark-start text:name="__RefHeading__490_1991738527"/>Android <text:s/>und iOS<text:bookmark-end text:name="__RefHeading__490_1991738527"/></text:h>
      <text:p text:style-name="Text_20_body">Alle <text:span text:style-name="T7">drei </text:span><text:s/>Player ließen sich <text:span text:style-name="T7">grafisch anpassen und</text:span> und liefen <text:span text:style-name="T7">in den vorinstallierten Browsern des <text:s/>Android 5.0 un</text:span><text:span text:style-name="T13">d iO</text:span><text:span text:style-name="T15">S </text:span><text:span text:style-name="T16"><text:s/></text:span><text:span text:style-name="T17">8.13</text:span><text:span text:style-name="T15"> </text:span><text:span text:style-name="T14">ein</text:span>wandfrei. <text:span text:style-name="T11">Jedoch sind manche Dinge hier eingeschränkt. Bspw. kann man kein Autoplay auf diesen Systemen implementieren. </text:span></text:p>
      <text:p text:style-name="Text_20_body"/>
      <text:p text:style-name="P17">Getestet wurde auf folgenden Endgeräten: </text:p>
      <text:p text:style-name="P23">Google Nexus 5 und iPad Mini</text:p>
      <text:p text:style-name="Text_20_body"/>
      <text:h text:style-name="P48" text:outline-level="2"><text:bookmark-start text:name="__RefHeading__492_1991738527"/>Ergebnismatrizen<text:bookmark-end text:name="__RefHeading__492_1991738527"/></text:h>
      <text:p text:style-name="P14">Folgender Abschnitt fasst stellt die Ergebnisse der untersuchten Player in Matrizenform dar.</text:p>
      <text:h text:style-name="P52" text:outline-level="3"><text:bookmark-start text:name="__RefHeading__494_1991738527"/>Feature-Matrix<text:bookmark-end text:name="__RefHeading__494_1991738527"/></text:h>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28">Features / Player</text:p>
          </table:table-cell>
          <table:table-cell table:style-name="Tabelle2.B1" office:value-type="string">
            <text:p text:style-name="P28">Mediaelements</text:p>
          </table:table-cell>
          <table:table-cell table:style-name="Tabelle2.B1" office:value-type="string">
            <text:p text:style-name="P28">Video.js</text:p>
          </table:table-cell>
          <table:table-cell table:style-name="Tabelle2.B1" office:value-type="string">
            <text:p text:style-name="P28">JW Player</text:p>
          </table:table-cell>
        </table:table-row>
        <table:table-row>
          <table:table-cell table:style-name="Tabelle2.A2" office:value-type="string">
            <text:p text:style-name="P28">Kapitel Funktion</text:p>
          </table:table-cell>
          <table:table-cell table:style-name="Tabelle2.B2" office:value-type="string">
            <text:p text:style-name="P32">Nicht nativ</text:p>
          </table:table-cell>
          <table:table-cell table:style-name="Tabelle2.B2" office:value-type="string">
            <text:p text:style-name="P32">Nicht nativ</text:p>
          </table:table-cell>
          <table:table-cell table:style-name="Tabelle2.B2" office:value-type="string">
            <text:p text:style-name="P32">Nativ</text:p>
          </table:table-cell>
        </table:table-row>
        <table:table-row>
          <table:table-cell table:style-name="Tabelle2.A2" office:value-type="string">
            <text:p text:style-name="P28">Zitat Funktion</text:p>
          </table:table-cell>
          <table:table-cell table:style-name="Tabelle2.B2" office:value-type="string">
            <text:p text:style-name="P32">Nicht nativ</text:p>
          </table:table-cell>
          <table:table-cell table:style-name="Tabelle2.B2" office:value-type="string">
            <text:p text:style-name="P32">Nicht nativ</text:p>
          </table:table-cell>
          <table:table-cell table:style-name="Tabelle2.B2" office:value-type="string">
            <text:p text:style-name="P32">Nicht nativ</text:p>
          </table:table-cell>
        </table:table-row>
        <table:table-row>
          <table:table-cell table:style-name="Tabelle2.A2" office:value-type="string">
            <text:p text:style-name="P28">HTML5  / Flash Weiche</text:p>
          </table:table-cell>
          <table:table-cell table:style-name="Tabelle2.B2" office:value-type="string">
            <text:p text:style-name="P32">Ja</text:p>
          </table:table-cell>
          <table:table-cell table:style-name="Tabelle2.B2" office:value-type="string">
            <text:p text:style-name="P31"><text:span text:style-name="T10">J</text:span>a</text:p>
          </table:table-cell>
          <table:table-cell table:style-name="Tabelle2.B2" office:value-type="string">
            <text:p text:style-name="P31"><text:span text:style-name="T10">J</text:span>a</text:p>
          </table:table-cell>
        </table:table-row>
        <table:table-row>
          <table:table-cell table:style-name="Tabelle2.A2" office:value-type="string">
            <text:p text:style-name="P28">Wowza „Technologyallianz“ / Kooperationpartner</text:p>
          </table:table-cell>
          <table:table-cell table:style-name="Tabelle2.B2" office:value-type="string">
            <text:p text:style-name="P27">nein</text:p>
          </table:table-cell>
          <table:table-cell table:style-name="Tabelle2.B2" office:value-type="string">
            <text:p text:style-name="P27">nein</text:p>
          </table:table-cell>
          <table:table-cell table:style-name="Tabelle2.B2" office:value-type="string">
            <text:p text:style-name="P27"><text:span text:style-name="T10">J</text:span>a</text:p>
          </table:table-cell>
        </table:table-row>
        <table:table-row>
          <table:table-cell table:style-name="Tabelle2.A2" office:value-type="string">
            <text:p text:style-name="P30">Apple HLS </text:p>
          </table:table-cell>
          <table:table-cell table:style-name="Tabelle2.B2" office:value-type="string">
            <text:p text:style-name="P33">Ja</text:p>
          </table:table-cell>
          <table:table-cell table:style-name="Tabelle2.B2" office:value-type="string">
            <text:p text:style-name="P33">Durch Plugin</text:p>
          </table:table-cell>
          <table:table-cell table:style-name="Tabelle2.B2" office:value-type="string">
            <text:p text:style-name="P29">Ja</text:p>
          </table:table-cell>
        </table:table-row>
        <table:table-row>
          <table:table-cell table:style-name="Tabelle2.A2" office:value-type="string">
            <text:p text:style-name="P28">Adobe RTMP</text:p>
          </table:table-cell>
          <table:table-cell table:style-name="Tabelle2.B2" office:value-type="string">
            <text:p text:style-name="P34">Ja</text:p>
          </table:table-cell>
          <table:table-cell table:style-name="Tabelle2.B2" office:value-type="string">
            <text:p text:style-name="P33">Ja</text:p>
          </table:table-cell>
          <table:table-cell table:style-name="Tabelle2.B2" office:value-type="string">
            <text:p text:style-name="P27">Ja</text:p>
          </table:table-cell>
        </table:table-row>
        <table:table-row>
          <table:table-cell table:style-name="Tabelle2.A2" office:value-type="string">
            <text:p text:style-name="P28">Adobe HDS </text:p>
          </table:table-cell>
          <table:table-cell table:style-name="Tabelle2.B2" office:value-type="string">
            <text:p text:style-name="P34">Ja</text:p>
          </table:table-cell>
          <table:table-cell table:style-name="Tabelle2.B2" office:value-type="string">
            <text:p text:style-name="P33">Ja</text:p>
          </table:table-cell>
          <table:table-cell table:style-name="Tabelle2.B2" office:value-type="string">
            <text:p text:style-name="P27">Ja</text:p>
          </table:table-cell>
        </table:table-row>
        <table:table-row>
          <table:table-cell table:style-name="Tabelle2.A2" office:value-type="string">
            <text:p text:style-name="P28">IOS</text:p>
          </table:table-cell>
          <table:table-cell table:style-name="Tabelle2.B2" office:value-type="string">
            <text:p text:style-name="P27">Ja</text:p>
          </table:table-cell>
          <table:table-cell table:style-name="Tabelle2.B2" office:value-type="string">
            <text:p text:style-name="P27">Ja</text:p>
          </table:table-cell>
          <table:table-cell table:style-name="Tabelle2.B2" office:value-type="string">
            <text:p text:style-name="P27">Ja</text:p>
          </table:table-cell>
        </table:table-row>
        <table:table-row>
          <table:table-cell table:style-name="Tabelle2.A2" office:value-type="string">
            <text:p text:style-name="P28">Android</text:p>
          </table:table-cell>
          <table:table-cell table:style-name="Tabelle2.B2" office:value-type="string">
            <text:p text:style-name="P27">Ja</text:p>
          </table:table-cell>
          <table:table-cell table:style-name="Tabelle2.B2" office:value-type="string">
            <text:p text:style-name="P27">Ja</text:p>
          </table:table-cell>
          <table:table-cell table:style-name="Tabelle2.B2" office:value-type="string">
            <text:p text:style-name="P27">Ja</text:p>
          </table:table-cell>
        </table:table-row>
      </table:table>
      <text:p text:style-name="P13"/>
      <text:p text:style-name="P13"/>
      <text:p text:style-name="P13"/>
      <text:h text:style-name="P53" text:outline-level="3"><text:bookmark-start text:name="__RefHeading__496_1991738527"/><text:soft-page-break/>Browser-Matrix<text:bookmark-end text:name="__RefHeading__496_1991738527"/></text:h>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28">Browser / Player</text:p>
          </table:table-cell>
          <table:table-cell table:style-name="Tabelle3.B1" office:value-type="string">
            <text:p text:style-name="P28">Mediaelements.js</text:p>
          </table:table-cell>
          <table:table-cell table:style-name="Tabelle3.B1" office:value-type="string">
            <text:p text:style-name="P28">Video.js</text:p>
          </table:table-cell>
          <table:table-cell table:style-name="Tabelle3.B1" office:value-type="string">
            <text:p text:style-name="P28">JW Player</text:p>
          </table:table-cell>
        </table:table-row>
        <table:table-row>
          <table:table-cell table:style-name="Tabelle3.A2" office:value-type="string">
            <text:p text:style-name="P28">IE 8 + </text:p>
          </table:table-cell>
          <table:table-cell table:style-name="Tabelle3.B2" office:value-type="string">
            <text:p text:style-name="P31">Ja</text:p>
          </table:table-cell>
          <table:table-cell table:style-name="Tabelle3.B2" office:value-type="string">
            <text:p text:style-name="P31">Ja</text:p>
          </table:table-cell>
          <table:table-cell table:style-name="Tabelle3.B2" office:value-type="string">
            <text:p text:style-name="P31">Ja</text:p>
          </table:table-cell>
        </table:table-row>
        <table:table-row>
          <table:table-cell table:style-name="Tabelle3.A2" office:value-type="string">
            <text:p text:style-name="P28">Chrome 28 + </text:p>
          </table:table-cell>
          <table:table-cell table:style-name="Tabelle3.B2" office:value-type="string">
            <text:p text:style-name="P31">Ja</text:p>
          </table:table-cell>
          <table:table-cell table:style-name="Tabelle3.B2" office:value-type="string">
            <text:p text:style-name="P31">Ja</text:p>
          </table:table-cell>
          <table:table-cell table:style-name="Tabelle3.B2" office:value-type="string">
            <text:p text:style-name="P31">Ja</text:p>
          </table:table-cell>
        </table:table-row>
        <table:table-row>
          <table:table-cell table:style-name="Tabelle3.A2" office:value-type="string">
            <text:p text:style-name="P28">Firefox 22 + </text:p>
          </table:table-cell>
          <table:table-cell table:style-name="Tabelle3.B2" office:value-type="string">
            <text:p text:style-name="P31">Ja</text:p>
          </table:table-cell>
          <table:table-cell table:style-name="Tabelle3.B2" office:value-type="string">
            <text:p text:style-name="P31">Ja</text:p>
          </table:table-cell>
          <table:table-cell table:style-name="Tabelle3.B2" office:value-type="string">
            <text:p text:style-name="P31">Ja</text:p>
          </table:table-cell>
        </table:table-row>
        <table:table-row>
          <table:table-cell table:style-name="Tabelle3.A2" office:value-type="string">
            <text:p text:style-name="P28">Safari 5 +</text:p>
          </table:table-cell>
          <table:table-cell table:style-name="Tabelle3.B2" office:value-type="string">
            <text:p text:style-name="P31">Ja</text:p>
          </table:table-cell>
          <table:table-cell table:style-name="Tabelle3.B2" office:value-type="string">
            <text:p text:style-name="P31">Ja</text:p>
          </table:table-cell>
          <table:table-cell table:style-name="Tabelle3.B2" office:value-type="string">
            <text:p text:style-name="P31">Ja</text:p>
          </table:table-cell>
        </table:table-row>
      </table:table>
      <text:p text:style-name="P39"/>
      <text:h text:style-name="P44" text:outline-level="1"><text:bookmark-start text:name="__RefHeading__498_1991738527"/>Fazit und Empfehlung<text:bookmark-end text:name="__RefHeading__498_1991738527"/></text:h>
      <text:p text:style-name="P24"><text:span text:style-name="T5">Wir empfehlen den JW Player. </text:span><text:span text:style-name="T4">Der JW Player läuft ohne Javascript </text:span><text:span text:style-name="T5">zwar </text:span><text:span text:style-name="T4">gar nicht, </text:span><text:span text:style-name="T5">aber </text:span>da Kapitel- und Zitatfunktionalität gefordert sind und diese eh nur mit <text:span text:style-name="T4">Javascript</text:span> <text:span text:style-name="T11">sich realisieren ließen</text:span>, <text:s/>sollte das nicht ins Gewicht fallen. <text:span text:style-name="T11">Alle geforderten Streamingformate kann dieser </text:span><text:span text:style-name="T12">Player </text:span><text:span text:style-name="T11">von Haus aus.</text:span> <text:span text:style-name="T11">Er ließ sich sehr leicht optisch anpassen, arbeitet </text:span><text:span text:style-name="T12">sehr </text:span><text:span text:style-name="T11">gut mit dem Wowza Server zusammen und </text:span><text:span text:style-name="T12">bietet</text:span><text:span text:style-name="T11"> den größten Funktionsumfang.</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Myriad Pro" svg:font-family="'Myriad Pro'"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Myriad Pro"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a2c82f" style:font-name="Myriad Pro"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font-size-asian="10.5pt"/>
    </style:style>
    <style:style style:name="Title" style:family="paragraph" style:parent-style-name="Heading" style:next-style-name="Text_20_body" style:class="chapter" style:master-page-name="">
      <style:paragraph-properties fo:margin-top="0.21cm" fo:margin-bottom="0.21cm" style:contextual-spacing="false" fo:text-align="start" style:justify-single-word="false" style:page-number="auto"/>
      <style:text-properties fo:color="#000000" fo:font-size="28pt" fo:font-weight="normal"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6cm" fo:margin-bottom="0.212cm" style:contextual-spacing="false" fo:text-align="start" style:justify-single-word="false" style:page-number="auto"/>
      <style:text-properties fo:color="#000000"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21cm" fo:margin-bottom="0.21cm" style:contextual-spacing="false"/>
      <style:text-properties fo:font-size="16pt"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1cm" fo:margin-bottom="0.21cm" style:contextual-spacing="false"/>
      <style:text-properties fo:font-size="14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1cm" fo:margin-bottom="0.21cm" style:contextual-spacing="false"/>
      <style:text-properties fo:color="#a2c82f"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color="#a2c82f"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cm" fo:margin-bottom="0.21cm" style:contextual-spacing="false"/>
      <style:text-properties fo:font-size="12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21cm" fo:margin-bottom="0.21cm" style:contextual-spacing="false"/>
      <style:text-properties fo:font-size="12pt" fo:font-style="normal" fo:font-weight="normal"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21cm" fo:margin-bottom="0.21cm" style:contextual-spacing="false"/>
      <style:text-properties fo:font-size="12pt" fo:font-weight="normal"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21cm" fo:margin-bottom="0.21cm" style:contextual-spacing="false"/>
      <style:text-properties fo:font-size="12pt" fo:font-style="normal" fo:font-weight="normal"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21cm" fo:margin-bottom="0.21cm" style:contextual-spacing="false"/>
      <style:text-properties fo:font-size="12pt" fo:font-weight="normal"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21cm" fo:margin-bottom="0.21cm" style:contextual-spacing="false"/>
      <style:text-properties fo:font-size="12pt" fo:font-weight="normal"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line-height="100%"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weight="normal" style:font-weight-asian="normal" style:font-weight-complex="normal"/>
    </style:style>
    <style:style style:name="MP2" style:family="paragraph">
      <style:paragraph-properties fo:text-align="center"/>
    </style:style>
    <style:style style:name="MP3" style:family="paragraph" style:parent-style-name="Footer">
      <style:text-properties fo:font-weight="bold" style:font-weight-asian="bold" style:font-weight-complex="bold"/>
    </style:style>
    <style:style style:name="MP4" style:family="paragraph" style:parent-style-name="Footer">
      <style:text-properties fo:color="#a2c82f" fo:font-size="11pt" style:font-size-asian="11pt" style:font-size-complex="11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color="#a2c82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101cm" fo:margin-bottom="0.499cm" fo:margin-left="2.499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Bild1" text:anchor-type="paragraph" svg:width="21.001cm" svg:height="1.011cm" draw:z-index="3"><draw:image xlink:href="Pictures/10000000000004AB0000003C10476715.jpg" xlink:type="simple" xlink:show="embed" xlink:actuate="onLoad"/></draw:frame></text:p>
      </style:header>
      <style:footer>
        <text:p text:style-name="MP1"><draw:line text:anchor-type="paragraph" draw:z-index="7" draw:style-name="Mgr1" draw:text-style-name="MP2" svg:x1="-2.499cm" svg:y1="-0.005cm" svg:x2="18.502cm" svg:y2="-0.005cm"><text:p/></draw:line></text:p>
        <text:p text:style-name="MP3">Silpion IT-Solutions GmbH</text:p>
        <text:p text:style-name="Footer">Brandshofer Deich 48 <text:s/>• <text:s/>20539 Hamburg <text:s/>• <text:s/>Phone +49 (0)40 39997650 <text:s/>• <text:s/>Fax +49 (0)40 39997640 <text:s/>• <text:s/>kontakt@silpion.de <text:s/>• <text:s/>www.silpion.de</text:p>
        <text:p text:style-name="Footer">Geschäftsführung: Patrick Postel, Oliver Arne Hammerstein <text:s/>• <text:s/>Amtsgericht Hamburg (HRB-Nr. 78585) <text:s/>• <text:s/>Steuer-Nr. 46/759/00979</text:p>
        <text:p text:style-name="Footer">USt-IdNr. DE213610768 <text:s/>• <text:s/>Commerzbank Hamburg <text:s/>• <text:s/>IBAN DE44200400000130722200 <text:s/>• <text:s/>SWIFT/BIC: COBADEFFXXX</text:p>
        <text:p text:style-name="Footer"/>
        <text:p text:style-name="MP4"><text:page-number text:select-page="current">4</text:page-number> / <text:page-count>6</text:page-count></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7T15:49:22.849000000</meta:creation-date>
    <meta:editing-duration>PT9M37S</meta:editing-duration>
    <meta:editing-cycles>5</meta:editing-cycles>
    <meta:generator>LibreOffice/4.0.4.2$Windows_x86 LibreOffice_project/9e9821abd0ffdbc09cd8c52eaa574fa09eb08f2</meta:generator>
    <dc:date>2015-03-31T11:22:17.68</dc:date>
    <meta:print-date>2015-03-22T09:13:43.46</meta:print-date>
    <meta:document-statistic meta:table-count="3" meta:image-count="1" meta:object-count="0" meta:page-count="6" meta:paragraph-count="128" meta:word-count="775" meta:character-count="5267" meta:non-whitespace-character-count="4589"/>
  </office:meta>
</office:document-meta>
</file>